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 table:print="false">
        <table:table-column table:style-name="co1" table:number-columns-repeated="12" table:default-cell-style-name="Default"/>
        <table:table-row table:style-name="ro3">
          <table:table-cell table:style-name="ce1" office:value-type="float" office:value="3.65">
            <text:p>3,65</text:p>
          </table:table-cell>
          <table:table-cell office:value-type="string">
            <text:p>Niemcy 1</text:p>
          </table:table-cell>
          <table:table-cell table:formula="of:=AVERAGE([.A1:.A8])" office:value-type="float" office:value="3.9225">
            <text:p>3,9225</text:p>
          </table:table-cell>
          <table:table-cell office:value-type="string">
            <text:p>Anglia 1</text:p>
          </table:table-cell>
          <table:table-cell table:style-name="ce1" office:value-type="float" office:value="4.11">
            <text:p>4,11</text:p>
          </table:table-cell>
          <table:table-cell office:value-type="string">
            <text:p>srednia</text:p>
          </table:table-cell>
          <table:table-cell table:formula="of:=AVERAGE([.E1:.E10])" office:value-type="float" office:value="4.065">
            <text:p>4,065</text:p>
          </table:table-cell>
          <table:table-cell/>
          <table:table-cell office:value-type="string">
            <text:p>Wlochy 1</text:p>
          </table:table-cell>
          <table:table-cell office:value-type="float" office:value="3.3">
            <text:p>3,3</text:p>
          </table:table-cell>
          <table:table-cell office:value-type="string">
            <text:p>srednia</text:p>
          </table:table-cell>
          <table:table-cell table:formula="of:=AVERAGE([.J1:.J8])" office:value-type="float" office:value="3.76125">
            <text:p>3,76125</text:p>
          </table:table-cell>
        </table:table-row>
        <table:table-row table:style-name="ro2">
          <table:table-cell office:value-type="float" office:value="3.66">
            <text:p>3,66</text:p>
          </table:table-cell>
          <table:table-cell/>
          <table:table-cell table:formula="of:=MIN([.A1:.A8])" office:value-type="float" office:value="3.48">
            <text:p>3,48</text:p>
          </table:table-cell>
          <table:table-cell/>
          <table:table-cell office:value-type="float" office:value="3.47">
            <text:p>3,47</text:p>
          </table:table-cell>
          <table:table-cell office:value-type="string">
            <text:p>min</text:p>
          </table:table-cell>
          <table:table-cell table:formula="of:=MIN([.E1:.E10])" office:value-type="float" office:value="3.32">
            <text:p>3,32</text:p>
          </table:table-cell>
          <table:table-cell table:number-columns-repeated="2"/>
          <table:table-cell office:value-type="float" office:value="3.23">
            <text:p>3,23</text:p>
          </table:table-cell>
          <table:table-cell table:number-columns-repeated="2"/>
        </table:table-row>
        <table:table-row table:style-name="ro2">
          <table:table-cell office:value-type="float" office:value="4.35">
            <text:p>4,35</text:p>
          </table:table-cell>
          <table:table-cell/>
          <table:table-cell table:formula="of:=MAX([.A1:.A8])" office:value-type="float" office:value="4.42">
            <text:p>4,42</text:p>
          </table:table-cell>
          <table:table-cell/>
          <table:table-cell office:value-type="float" office:value="3.89">
            <text:p>3,89</text:p>
          </table:table-cell>
          <table:table-cell/>
          <table:table-cell table:formula="of:=MAX([.E1:.E10])" office:value-type="float" office:value="5.08">
            <text:p>5,08</text:p>
          </table:table-cell>
          <table:table-cell table:number-columns-repeated="2"/>
          <table:table-cell office:value-type="float" office:value="3.9">
            <text:p>3,9</text:p>
          </table:table-cell>
          <table:table-cell table:number-columns-repeated="2"/>
        </table:table-row>
        <table:table-row table:style-name="ro2">
          <table:table-cell office:value-type="float" office:value="4.42">
            <text:p>4,42</text:p>
          </table:table-cell>
          <table:table-cell table:number-columns-repeated="3"/>
          <table:table-cell office:value-type="float" office:value="3.69">
            <text:p>3,69</text:p>
          </table:table-cell>
          <table:table-cell table:number-columns-repeated="4"/>
          <table:table-cell office:value-type="float" office:value="5.63">
            <text:p>5,63</text:p>
          </table:table-cell>
          <table:table-cell table:number-columns-repeated="2"/>
        </table:table-row>
        <table:table-row table:style-name="ro2">
          <table:table-cell office:value-type="float" office:value="4.38">
            <text:p>4,38</text:p>
          </table:table-cell>
          <table:table-cell table:number-columns-repeated="3"/>
          <table:table-cell office:value-type="float" office:value="3.32">
            <text:p>3,32</text:p>
          </table:table-cell>
          <table:table-cell table:number-columns-repeated="4"/>
          <table:table-cell office:value-type="float" office:value="3.29">
            <text:p>3,29</text:p>
          </table:table-cell>
          <table:table-cell table:number-columns-repeated="2"/>
        </table:table-row>
        <table:table-row table:style-name="ro2">
          <table:table-cell office:value-type="float" office:value="3.8">
            <text:p>3,8</text:p>
          </table:table-cell>
          <table:table-cell table:number-columns-repeated="3"/>
          <table:table-cell office:value-type="float" office:value="5.08">
            <text:p>5,08</text:p>
          </table:table-cell>
          <table:table-cell table:number-columns-repeated="4"/>
          <table:table-cell office:value-type="float" office:value="3.42">
            <text:p>3,42</text:p>
          </table:table-cell>
          <table:table-cell table:number-columns-repeated="2"/>
        </table:table-row>
        <table:table-row table:style-name="ro2">
          <table:table-cell office:value-type="float" office:value="3.48">
            <text:p>3,48</text:p>
          </table:table-cell>
          <table:table-cell table:number-columns-repeated="3"/>
          <table:table-cell office:value-type="float" office:value="4.47">
            <text:p>4,47</text:p>
          </table:table-cell>
          <table:table-cell table:number-columns-repeated="4"/>
          <table:table-cell office:value-type="float" office:value="4.07">
            <text:p>4,07</text:p>
          </table:table-cell>
          <table:table-cell table:number-columns-repeated="2"/>
        </table:table-row>
        <table:table-row table:style-name="ro2">
          <table:table-cell office:value-type="float" office:value="3.64">
            <text:p>3,64</text:p>
          </table:table-cell>
          <table:table-cell table:number-columns-repeated="3"/>
          <table:table-cell office:value-type="float" office:value="3.58">
            <text:p>3,58</text:p>
          </table:table-cell>
          <table:table-cell table:number-columns-repeated="4"/>
          <table:table-cell office:value-type="float" office:value="3.25">
            <text:p>3,2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5.08">
            <text:p>5,08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float" office:value="3.96">
            <text:p>3,96</text:p>
          </table:table-cell>
          <table:table-cell table:number-columns-repeated="7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21.12.2011</text:date>, <text:time>12:46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name noname</meta:initial-creator>
    <meta:creation-date>2011-12-17T01:00:42.99</meta:creation-date>
    <dc:date>2011-12-21T12:46:42.82</dc:date>
    <dc:creator>noname noname</dc:creator>
    <meta:editing-duration>PT4H10M35S</meta:editing-duration>
    <meta:editing-cycles>2</meta:editing-cycles>
    <meta:generator>OpenOffice.org/3.3$Win32 OpenOffice.org_project/330m20$Build-9567</meta:generator>
    <meta:document-statistic meta:table-count="3" meta:cell-count="39" meta:object-count="0"/>
  </office:meta>
</office:document-meta>
</file>